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2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2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Serviços de abertura da firma</text:p>
          </table:table-cell>
          <table:table-cell table:style-name="ce52" office:value-type="float" office:value="700" calcext:value-type="float">
            <text:p>7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700" calcext:value-type="float">
            <text:p>700,00</text:p>
          </table:table-cell>
          <table:table-cell table:style-name="ce44" office:value-type="date" office:date-value="2023-09-14" calcext:value-type="date">
            <text:p>14/09/2023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20" office:value-type="string" calcext:value-type="string" table:number-columns-spanned="1" table:number-rows-spanned="8">
            <text:p>PG – R$ 1.000,00</text:p>
            <text:p>24/10/2024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3]-[.F3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4]-[.F4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5]-[.F5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6]-[.F6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7]-[.F7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8]-[.F8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" calcext:value-type="float">
            <text:p>10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9]-[.F9]" office:value-type="float" office:value="50" calcext:value-type="float">
            <text:p>50,00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9]-[.F1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0]-[.F2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1]-[.F2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2]-[.F2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3]-[.F2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4]-[.F2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5]-[.F2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25])" office:value-type="float" office:value="2450" calcext:value-type="float">
            <text:p>2.450,00</text:p>
          </table:table-cell>
          <table:table-cell table:style-name="ce56"/>
          <table:table-cell table:style-name="ce63" table:number-columns-repeated="55"/>
        </table:table-row>
        <table:table-row table:style-name="ro3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351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2">
      <number:text>R$-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month number:textual="true"/>
      <number:text> </number:text>
      <number:year/>
    </number:date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9"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0">
      <number:month number:style="long"/>
      <number:text>/</number:text>
      <number:year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2.250262689">00:00:00</text:time></text:span><text:span text:style-name="MT2"><text:s/></text:span></text:p>
        </style:region-center>
        <style:region-right>
          <text:p><text:span text:style-name="MT3">Campos Mat. Cons. Tr. Terr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pos Mat. p/ Constr. Transp. e Terrap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2.2522915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10-01T10:56:12.556666693</dc:date>
    <meta:print-date>2019-10-31T18:04:07.913029257</meta:print-date>
    <dc:language>pt-PT</dc:language>
    <meta:editing-cycles>556</meta:editing-cycles>
    <meta:editing-duration>P1DT7H25M28S</meta:editing-duration>
    <meta:document-statistic meta:table-count="1" meta:cell-count="163" meta:object-count="0"/>
    <meta:user-defined meta:name="Info 0"/>
    <meta:user-defined meta:name="Info 1"/>
    <meta:user-defined meta:name="Info 2"/>
    <meta:user-defined meta:name="Info 3"/>
  </office:meta>
</office:document-meta>
</file>